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B4000000186C6C20E50C73972C.png" manifest:media-type="image/png"/>
  <manifest:file-entry manifest:full-path="Pictures/10000001000002B30000002D086ADF11F7DC6442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none" fo:background-color="#ffff00" fo:border-left="0.74pt solid #000000" fo:border-right="none" fo:border-top="none"/>
    </style:style>
    <style:style style:name="ce4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adanie 1" table:style-name="ta1">
        <table:table-column table:style-name="co1" table:number-columns-repeated="16384" table:default-cell-style-name="Default"/>
        <table:table-row table:style-name="ro1">
          <table:table-cell table:number-columns-repeated="103"/>
          <table:table-cell>
            <draw:frame draw:z-index="0" draw:name="Obraz 1" draw:style-name="gr1" draw:text-style-name="P1" svg:width="18.284cm" svg:height="1.189cm" svg:x="0.044cm" svg:y="0cm">
              <draw:image xlink:href="Pictures/10000001000002B30000002D086ADF11F7DC6442.png" xlink:type="simple" xlink:show="embed" xlink:actuate="onLoad" draw:mime-type="image/png">
                <text:p/>
              </draw:image>
            </draw:frame>
          </table:table-cell>
          <table:table-cell table:number-columns-repeated="16280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number-columns-repeated="103"/>
          <table:table-cell office:value-type="string" calcext:value-type="string">
            <text:p>A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M</text:p>
          </table:table-cell>
          <table:table-cell table:number-columns-repeated="2"/>
          <table:table-cell table:number-columns-repeated="8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101.192.0.0/12</text:p>
          </table:table-cell>
          <table:table-cell table:number-columns-repeated="1624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3"/>
          <table:table-cell office:value-type="string" calcext:value-type="string">
            <text:p>A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M</text:p>
          </table:table-cell>
          <table:table-cell table:number-columns-repeated="2"/>
          <table:table-cell table:number-columns-repeated="8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AS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string" calcext:value-type="string">
            <text:p>100.192.0.0/12</text:p>
          </table:table-cell>
          <table:table-cell table:number-columns-repeated="16244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number-columns-repeated="103"/>
          <table:table-cell office:value-type="string" calcext:value-type="string">
            <text:p>A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M</text:p>
          </table:table-cell>
          <table:table-cell table:number-columns-repeated="2"/>
          <table:table-cell table:number-columns-repeated="8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246"/>
        </table:table-row>
        <table:table-row table:style-name="ro1">
          <table:table-cell table:number-columns-repeated="103"/>
          <table:table-cell office:value-type="string" calcext:value-type="string">
            <text:p>AS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00.102.0.0/12</text:p>
          </table:table-cell>
          <table:table-cell table:number-columns-repeated="1624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number-columns-repeated="103"/>
          <table:table-cell office:value-type="string" calcext:value-type="string">
            <text:p>A1 – nie należy do wskazanej sieci</text:p>
          </table:table-cell>
          <table:table-cell table:number-columns-repeated="16280"/>
        </table:table-row>
        <table:table-row table:style-name="ro1">
          <table:table-cell table:number-columns-repeated="103"/>
          <table:table-cell office:value-type="string" calcext:value-type="string">
            <text:p>A2 – Należy do wskazanej sieci</text:p>
          </table:table-cell>
          <table:table-cell table:number-columns-repeated="11"/>
          <table:table-cell office:value-type="string" calcext:value-type="string">
            <text:p>To może być adres hosta</text:p>
          </table:table-cell>
          <table:table-cell table:number-columns-repeated="16268"/>
        </table:table-row>
        <table:table-row table:style-name="ro1">
          <table:table-cell table:number-columns-repeated="103"/>
          <table:table-cell office:value-type="string" calcext:value-type="string">
            <text:p>A3 – Należy do wskazanej sieci</text:p>
          </table:table-cell>
          <table:table-cell table:number-columns-repeated="11"/>
          <table:table-cell office:value-type="string" calcext:value-type="string">
            <text:p>To jest adres rozgłoszeniowy czyli nie może być to adres hosta</text:p>
          </table:table-cell>
          <table:table-cell table:number-columns-repeated="16268"/>
        </table:table-row>
      </table:table>
      <table:table table:name="Zadanie 2" table:style-name="ta1">
        <table:table-column table:style-name="co1" table:number-columns-repeated="16384" table:default-cell-style-name="Default"/>
        <table:table-row table:style-name="ro1">
          <table:table-cell>
            <draw:frame draw:z-index="0" draw:name="Obraz 2" draw:style-name="gr1" draw:text-style-name="P1" svg:width="11.536cm" svg:height="0.634cm" svg:x="0cm" svg:y="0cm">
              <draw:image xlink:href="Pictures/10000001000001B4000000186C6C20E50C73972C.png" xlink:type="simple" xlink:show="embed" xlink:actuate="onLoad" draw:mime-type="image/png">
                <text:p/>
              </draw:image>
            </draw:frame>
          </table:table-cell>
          <table:table-cell table:number-columns-repeated="16383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M</text:p>
          </table:table-cell>
          <table:table-cell table:number-columns-repeated="2"/>
          <table:table-cell table:number-columns-repeated="8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1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6349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AS1</text:p>
          </table:table-cell>
          <table:table-cell table:number-columns-repeated="1638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7T13:19:06.330000000</meta:creation-date>
    <dc:date>2024-04-17T14:34:37.161000000</dc:date>
    <meta:editing-duration>PT1H15M32S</meta:editing-duration>
    <meta:editing-cycles>1</meta:editing-cycles>
    <meta:generator>LibreOffice/7.4.1.2$Windows_X86_64 LibreOffice_project/3c58a8f3a960df8bc8fd77b461821e42c061c5f0</meta:generator>
    <meta:document-statistic meta:table-count="2" meta:cell-count="372" meta:object-count="2"/>
  </office:meta>
</office:document-meta>
</file>